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b759" officeooo:paragraph-rsid="0002b7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rting …… qualquer cois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20:52:51.919000000</meta:creation-date>
    <meta:generator>LibreOffice/5.0.4.2$Windows_x86 LibreOffice_project/2b9802c1994aa0b7dc6079e128979269cf95bc78</meta:generator>
    <dc:date>2016-03-04T20:55:14.383000000</dc:date>
    <meta:editing-duration>PT2M23S</meta:editing-duration>
    <meta:editing-cycles>1</meta:editing-cycles>
    <meta:document-statistic meta:table-count="0" meta:image-count="0" meta:object-count="0" meta:page-count="1" meta:paragraph-count="1" meta:word-count="4" meta:character-count="26" meta:non-whitespace-character-count="23"/>
  </office:meta>
</office:document-meta>
</file>